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3">
      <style:paragraph-properties fo:text-align="left" fo:break-before="auto" fo:text-indent="0cm" fo:line-height="115%" fo:margin-top="0.494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Heading_20_4">
      <style:paragraph-properties fo:text-align="left" fo:break-before="auto" fo:text-indent="0cm" fo:line-height="115%" fo:margin-top="0.423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Heading_20_6">
      <style:paragraph-properties fo:text-align="left" fo:break-before="auto" fo:text-indent="0cm" fo:line-height="115%" fo:margin-top="0.353cm" fo:margin-bottom="0.071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Heading_20_5">
      <style:paragraph-properties fo:text-align="left" fo:break-before="auto" fo:text-indent="0cm" fo:line-height="115%" fo:margin-top="0.388cm" fo:margin-bottom="0.071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Heading_20_4">
      <style:paragraph-properties fo:text-align="left" fo:break-before="auto" fo:text-indent="0cm" fo:line-height="115%" fo:margin-top="0.423cm" fo:margin-bottom="0.071cm" fo:margin-left="0cm" fo:margin-right="0cm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h text:style-name="P1"><text:bookmark-start text:name="h.tvnqy9kbdhq1"/><text:bookmark-end text:name="h.tvnqy9kbdhq1"/><text:span text:style-name="T1_1">Documento</text:span><text:span text:style-name="T1_2"><text:s/></text:span><text:span text:style-name="T1_3">de</text:span><text:span text:style-name="T1_4"><text:s/></text:span><text:span text:style-name="T1_5">Arquitectura</text:span></text:h>
      <text:h text:style-name="P2"><text:bookmark-start text:name="h.u35u5c6jztui"/><text:bookmark-end text:name="h.u35u5c6jztui"/><text:span text:style-name="T2_1">1.<text:s/></text:span><text:span text:style-name="T2_2">Visión</text:span><text:span text:style-name="T2_3"><text:s/></text:span><text:span text:style-name="T2_4">del</text:span><text:span text:style-name="T2_5"><text:s/></text:span><text:span text:style-name="T2_6">sistema</text:span></text:h>
      <text:p text:style-name="P3"><text:span text:style-name="T3_1">A</text:span><text:span text:style-name="T3_2"><text:s/></text:span><text:span text:style-name="T3_3">definir</text:span></text:p>
      <text:h text:style-name="P4"><text:bookmark-start text:name="h.36c1mv4715mz"/><text:bookmark-end text:name="h.36c1mv4715mz"/><text:span text:style-name="T4_1">2.<text:s/></text:span><text:span text:style-name="T4_2">Requerimientos</text:span><text:span text:style-name="T4_3"><text:s/></text:span><text:span text:style-name="T4_4">que</text:span><text:span text:style-name="T4_5"><text:s/></text:span><text:span text:style-name="T4_6">afectan</text:span><text:span text:style-name="T4_7"><text:s/></text:span><text:span text:style-name="T4_8">a</text:span><text:span text:style-name="T4_9"><text:s/></text:span><text:span text:style-name="T4_10">la</text:span><text:span text:style-name="T4_11"><text:s/></text:span><text:span text:style-name="T4_12">arquitectura</text:span></text:h>
      <text:p text:style-name="P5"><text:span text:style-name="T5_1">A</text:span><text:span text:style-name="T5_2"><text:s/></text:span><text:span text:style-name="T5_3">definir</text:span></text:p>
      <text:h text:style-name="P6"><text:bookmark-start text:name="h.fa3u0sl9euq7"/><text:bookmark-end text:name="h.fa3u0sl9euq7"/><text:span text:style-name="T6_1">2.1<text:s/></text:span><text:span text:style-name="T6_2">Funcionalidades</text:span><text:span text:style-name="T6_3"><text:s/></text:span><text:span text:style-name="T6_4">típicas</text:span><text:span text:style-name="T6_5"><text:s/></text:span><text:span text:style-name="T6_6">de</text:span><text:span text:style-name="T6_7"><text:s/></text:span><text:span text:style-name="T6_8">la</text:span><text:span text:style-name="T6_9"><text:s/></text:span><text:span text:style-name="T6_10">aplicación</text:span></text:h>
      <text:p text:style-name="P7"><text:span text:style-name="T7_1">A</text:span><text:span text:style-name="T7_2"><text:s/></text:span><text:span text:style-name="T7_3">definir</text:span></text:p>
      <text:h text:style-name="P8"><text:bookmark-start text:name="h.39vk9rexqglv"/><text:bookmark-end text:name="h.39vk9rexqglv"/><text:span text:style-name="T8_1">2.2<text:s/></text:span><text:span text:style-name="T8_2">Priorización</text:span><text:span text:style-name="T8_3"><text:s/></text:span><text:span text:style-name="T8_4">de</text:span><text:span text:style-name="T8_5"><text:s/></text:span><text:span text:style-name="T8_6">requerimientos</text:span><text:span text:style-name="T8_7"><text:s/></text:span><text:span text:style-name="T8_8">no</text:span><text:span text:style-name="T8_9"><text:s/></text:span><text:span text:style-name="T8_10">funcionales</text:span></text:h>
      <text:p text:style-name="P9"><text:span text:style-name="T9_1">A</text:span><text:span text:style-name="T9_2"><text:s/></text:span><text:span text:style-name="T9_3">definir</text:span></text:p>
      <text:h text:style-name="P10"><text:bookmark-start text:name="h.2ryvevfsjrup"/><text:bookmark-end text:name="h.2ryvevfsjrup"/><text:span text:style-name="T10_1">3.<text:s/></text:span><text:span text:style-name="T10_2">Arquitectura</text:span><text:span text:style-name="T10_3"><text:s/></text:span><text:span text:style-name="T10_4">de</text:span><text:span text:style-name="T10_5"><text:s/></text:span><text:span text:style-name="T10_6">aplicación</text:span></text:h>
      <text:p text:style-name="P11"><text:span text:style-name="T11_1">La</text:span><text:span text:style-name="T11_2"><text:s/></text:span><text:span text:style-name="T11_3">arquitectura</text:span><text:span text:style-name="T11_4"><text:s/></text:span><text:span text:style-name="T11_5">a</text:span><text:span text:style-name="T11_6"><text:s/></text:span><text:span text:style-name="T11_7">utilizar</text:span><text:span text:style-name="T11_8"><text:s/></text:span><text:span text:style-name="T11_9">será</text:span><text:span text:style-name="T11_10"><text:s/></text:span><text:span text:style-name="T11_11">orientada</text:span><text:span text:style-name="T11_12"><text:s/></text:span><text:span text:style-name="T11_13">a</text:span><text:span text:style-name="T11_14"><text:s/></text:span><text:span text:style-name="T11_15">tiers</text:span><text:span text:style-name="T11_16">.<text:s/></text:span><text:span text:style-name="T11_17">El</text:span><text:span text:style-name="T11_18"><text:s/></text:span><text:span text:style-name="T11_19">modelo</text:span><text:span text:style-name="T11_20"><text:s/></text:span><text:span text:style-name="T11_21">de</text:span><text:span text:style-name="T11_22"><text:s/></text:span><text:span text:style-name="T11_23">dominio</text:span><text:span text:style-name="T11_24"><text:s/></text:span><text:span text:style-name="T11_25">representará</text:span><text:span text:style-name="T11_26"><text:s/></text:span><text:span text:style-name="T11_27">un</text:span><text:span text:style-name="T11_28"><text:s/></text:span><text:span text:style-name="T11_29">tier</text:span><text:span text:style-name="T11_30">,<text:s/></text:span><text:span text:style-name="T11_31">la</text:span><text:span text:style-name="T11_32"><text:s/></text:span><text:span text:style-name="T11_33">persistencia</text:span><text:span text:style-name="T11_34"><text:s/></text:span><text:span text:style-name="T11_35">otro</text:span><text:span text:style-name="T11_36">,<text:s/></text:span><text:span text:style-name="T11_37">también</text:span><text:span text:style-name="T11_38"><text:s/></text:span><text:span text:style-name="T11_39">los</text:span><text:span text:style-name="T11_40"><text:s/></text:span><text:span text:style-name="T11_41">servicios</text:span><text:span text:style-name="T11_42">,<text:s/></text:span><text:span text:style-name="T11_43">y</text:span><text:span text:style-name="T11_44"><text:s/></text:span><text:span text:style-name="T11_45">así</text:span><text:span text:style-name="T11_46">.</text:span></text:p>
      <text:h text:style-name="P12"><text:bookmark-start text:name="h.4xwd1bfr20cd"/><text:bookmark-end text:name="h.4xwd1bfr20cd"/><text:span text:style-name="T12_1">3.1<text:s/></text:span><text:span text:style-name="T12_2">Módulos</text:span><text:span text:style-name="T12_3"><text:s/></text:span><text:span text:style-name="T12_4">del</text:span><text:span text:style-name="T12_5"><text:s/></text:span><text:span text:style-name="T12_6">sistema</text:span><text:span text:style-name="T12_7"><text:s/>(</text:span><text:span text:style-name="T12_8">dependencias</text:span><text:span text:style-name="T12_9">)</text:span></text:h>
      <text:p text:style-name="P13"><text:span text:style-name="T13_1">A</text:span><text:span text:style-name="T13_2"><text:s/></text:span><text:span text:style-name="T13_3">definir</text:span></text:p>
      <text:h text:style-name="P14"><text:bookmark-start text:name="h.w7h233a7mohk"/><text:bookmark-end text:name="h.w7h233a7mohk"/><text:span text:style-name="T14_1">3.2<text:s/></text:span><text:span text:style-name="T14_2">Vista</text:span><text:span text:style-name="T14_3"><text:s/></text:span><text:span text:style-name="T14_4">de</text:span><text:span text:style-name="T14_5"><text:s/></text:span><text:span text:style-name="T14_6">alto</text:span><text:span text:style-name="T14_7"><text:s/></text:span><text:span text:style-name="T14_8">nivel</text:span><text:span text:style-name="T14_9"><text:s/></text:span><text:span text:style-name="T14_10">de</text:span><text:span text:style-name="T14_11"><text:s/></text:span><text:span text:style-name="T14_12">la</text:span><text:span text:style-name="T14_13"><text:s/></text:span><text:span text:style-name="T14_14">arquitectura</text:span></text:h>
      <text:p text:style-name="P15"><text:span text:style-name="T15_1">A</text:span><text:span text:style-name="T15_2"><text:s/></text:span><text:span text:style-name="T15_3">definir</text:span></text:p>
      <text:h text:style-name="P16"><text:bookmark-start text:name="h.qgmi8umgvd8w"/><text:bookmark-end text:name="h.qgmi8umgvd8w"/><text:span text:style-name="T16_1">3.3<text:s/></text:span><text:span text:style-name="T16_2">Patrones</text:span><text:span text:style-name="T16_3"><text:s/></text:span><text:span text:style-name="T16_4">de</text:span><text:span text:style-name="T16_5"><text:s/></text:span><text:span text:style-name="T16_6">diseño</text:span><text:span text:style-name="T16_7"><text:s/></text:span><text:span text:style-name="T16_8">implementados</text:span><text:span text:style-name="T16_9"><text:s/></text:span><text:span text:style-name="T16_10">dentro</text:span><text:span text:style-name="T16_11"><text:s/></text:span><text:span text:style-name="T16_12">del</text:span><text:span text:style-name="T16_13"><text:s/></text:span><text:span text:style-name="T16_14">proyecto</text:span></text:h>
      <text:p text:style-name="P17"><text:span text:style-name="T17_1">A</text:span><text:span text:style-name="T17_2"><text:s/></text:span><text:span text:style-name="T17_3">definir</text:span></text:p>
      <text:h text:style-name="P18"><text:bookmark-start text:name="h.psrglo4smg9"/><text:bookmark-end text:name="h.psrglo4smg9"/><text:span text:style-name="T18_1">4.<text:s/></text:span><text:span text:style-name="T18_2">Tecnologías</text:span><text:span text:style-name="T18_3"><text:s/></text:span><text:span text:style-name="T18_4">y</text:span><text:span text:style-name="T18_5"><text:s/></text:span><text:span text:style-name="T18_6">criterios</text:span><text:span text:style-name="T18_7"><text:s/></text:span><text:span text:style-name="T18_8">de</text:span><text:span text:style-name="T18_9"><text:s/></text:span><text:span text:style-name="T18_10">diseño</text:span><text:span text:style-name="T18_11"><text:s/></text:span><text:span text:style-name="T18_12">utilizados</text:span></text:h>
      <text:h text:style-name="P19"><text:bookmark-start text:name="h.d0qffj6jiki5"/><text:bookmark-end text:name="h.d0qffj6jiki5"/><text:span text:style-name="T19_1">4.1<text:s/></text:span><text:span text:style-name="T19_2">Capa</text:span><text:span text:style-name="T19_3"><text:s/></text:span><text:span text:style-name="T19_4">de</text:span><text:span text:style-name="T19_5"><text:s/></text:span><text:span text:style-name="T19_6">presentación</text:span></text:h>
      <text:p text:style-name="P20"><text:span text:style-name="T20_1">La</text:span><text:span text:style-name="T20_2"><text:s/></text:span><text:span text:style-name="T20_3">tecnología</text:span><text:span text:style-name="T20_4"><text:s/></text:span><text:span text:style-name="T20_5">elegida</text:span><text:span text:style-name="T20_6"><text:s/></text:span><text:span text:style-name="T20_7">para</text:span><text:span text:style-name="T20_8"><text:s/></text:span><text:span text:style-name="T20_9">la</text:span><text:span text:style-name="T20_10"><text:s/></text:span><text:span text:style-name="T20_11">presentación</text:span><text:span text:style-name="T20_12"><text:s/></text:span><text:span text:style-name="T20_13">será</text:span><text:span text:style-name="T20_14"><text:s/></text:span><text:span text:style-name="T20_15">Wicket</text:span><text:span text:style-name="T20_16"><text:s/></text:span><text:span text:style-name="T20_17">en</text:span><text:span text:style-name="T20_18"><text:s/></text:span><text:span text:style-name="T20_19">su</text:span><text:span text:style-name="T20_20"><text:s/></text:span><text:span text:style-name="T20_21">versión</text:span><text:span text:style-name="T20_22"><text:s/>1.4.17.<text:s/></text:span><text:span text:style-name="T20_23">Wicket</text:span><text:span text:style-name="T20_24"><text:s/></text:span><text:span text:style-name="T20_25">encaja</text:span><text:span text:style-name="T20_26"><text:s/></text:span><text:span text:style-name="T20_27">perfectamente</text:span><text:span text:style-name="T20_28"><text:s/></text:span><text:span text:style-name="T20_29">debido</text:span><text:span text:style-name="T20_30"><text:s/></text:span><text:span text:style-name="T20_31">a</text:span><text:span text:style-name="T20_32"><text:s/></text:span><text:span text:style-name="T20_33">la</text:span><text:span text:style-name="T20_34"><text:s/></text:span><text:span text:style-name="T20_35">cantidad</text:span><text:span text:style-name="T20_36"><text:s/></text:span><text:span text:style-name="T20_37">de</text:span><text:span text:style-name="T20_38"><text:s/></text:span><text:span text:style-name="T20_39">pantallas</text:span><text:span text:style-name="T20_40"><text:s/></text:span><text:span text:style-name="T20_41">diferentes</text:span><text:span text:style-name="T20_42"><text:s/></text:span><text:span text:style-name="T20_43">que</text:span><text:span text:style-name="T20_44"><text:s/></text:span><text:span text:style-name="T20_45">tendrá</text:span><text:span text:style-name="T20_46"><text:s/></text:span><text:span text:style-name="T20_47">la</text:span><text:span text:style-name="T20_48"><text:s/></text:span><text:span text:style-name="T20_49">aplicación</text:span><text:span text:style-name="T20_50">,<text:s/></text:span><text:span text:style-name="T20_51">era</text:span><text:span text:style-name="T20_52"><text:s/></text:span><text:span text:style-name="T20_53">muy</text:span><text:span text:style-name="T20_54"><text:s/></text:span><text:span text:style-name="T20_55">necesario</text:span><text:span text:style-name="T20_56"><text:s/></text:span><text:span text:style-name="T20_57">un</text:span><text:span text:style-name="T20_58"><text:s/></text:span><text:span text:style-name="T20_59">framework</text:span><text:span text:style-name="T20_60"><text:s/></text:span><text:span text:style-name="T20_61">orientado</text:span><text:span text:style-name="T20_62"><text:s/></text:span><text:span text:style-name="T20_63">a</text:span><text:span text:style-name="T20_64"><text:s/></text:span><text:span text:style-name="T20_65">componentes</text:span><text:span text:style-name="T20_66">,<text:s/></text:span><text:span text:style-name="T20_67">de</text:span><text:span text:style-name="T20_68"><text:s/></text:span><text:span text:style-name="T20_69">otra</text:span><text:span text:style-name="T20_70"><text:s/></text:span><text:span text:style-name="T20_71">manera</text:span><text:span text:style-name="T20_72"><text:s/></text:span><text:span text:style-name="T20_73">si</text:span><text:span text:style-name="T20_74"><text:s/></text:span><text:span text:style-name="T20_75">bien</text:span><text:span text:style-name="T20_76"><text:s/></text:span><text:span text:style-name="T20_77">se</text:span><text:span text:style-name="T20_78"><text:s/></text:span><text:span text:style-name="T20_79">podría</text:span><text:span text:style-name="T20_80"><text:s/></text:span><text:span text:style-name="T20_81">alcanzar</text:span><text:span text:style-name="T20_82"><text:s/></text:span><text:span text:style-name="T20_83">el</text:span><text:span text:style-name="T20_84"><text:s/></text:span><text:span text:style-name="T20_85">mismo</text:span><text:span text:style-name="T20_86"><text:s/></text:span><text:span text:style-name="T20_87">resultado</text:span><text:span text:style-name="T20_88">,<text:s/></text:span><text:span text:style-name="T20_89">sería</text:span><text:span text:style-name="T20_90"><text:s/></text:span><text:span text:style-name="T20_91">mucho</text:span><text:span text:style-name="T20_92"><text:s/></text:span><text:span text:style-name="T20_93">más</text:span><text:span text:style-name="T20_94"><text:s/></text:span><text:span text:style-name="T20_95">inmantenible</text:span><text:span text:style-name="T20_96">.<text:s/></text:span><text:span text:style-name="T20_97">Los</text:span><text:span text:style-name="T20_98"><text:s/></text:span><text:span text:style-name="T20_99">componentes</text:span><text:span text:style-name="T20_100"><text:s/></text:span><text:span text:style-name="T20_101">reutilizables</text:span><text:span text:style-name="T20_102"><text:s/></text:span><text:span text:style-name="T20_103">de</text:span><text:span text:style-name="T20_104"><text:s/></text:span><text:span text:style-name="T20_105">Wicket</text:span><text:span text:style-name="T20_106"><text:s/></text:span><text:span text:style-name="T20_107">nos</text:span><text:span text:style-name="T20_108"><text:s/></text:span><text:span text:style-name="T20_109">permiten</text:span><text:span text:style-name="T20_110"><text:s/></text:span><text:span text:style-name="T20_111">definir</text:span><text:span text:style-name="T20_112"><text:s/></text:span><text:span text:style-name="T20_113">ciertas</text:span><text:span text:style-name="T20_114"><text:s/></text:span><text:span text:style-name="T20_115">reglas</text:span><text:span text:style-name="T20_116"><text:s/></text:span><text:span text:style-name="T20_117">que</text:span><text:span text:style-name="T20_118"><text:s/></text:span><text:span text:style-name="T20_119">son</text:span><text:span text:style-name="T20_120"><text:s/></text:span><text:span text:style-name="T20_121">aplicables</text:span><text:span text:style-name="T20_122"><text:s/></text:span><text:span text:style-name="T20_123">a</text:span><text:span text:style-name="T20_124"><text:s/></text:span><text:span text:style-name="T20_125">muchas</text:span><text:span text:style-name="T20_126"><text:s/></text:span><text:span text:style-name="T20_127">de</text:span><text:span text:style-name="T20_128"><text:s/></text:span><text:span text:style-name="T20_129">las</text:span><text:span text:style-name="T20_130"><text:s/></text:span><text:span text:style-name="T20_131">entidades</text:span><text:span text:style-name="T20_132"><text:s/></text:span><text:span text:style-name="T20_133">que</text:span><text:span text:style-name="T20_134"><text:s/></text:span><text:span text:style-name="T20_135">tiene</text:span><text:span text:style-name="T20_136"><text:s/></text:span><text:span text:style-name="T20_137">que</text:span><text:span text:style-name="T20_138"><text:s/></text:span><text:span text:style-name="T20_139">manejar</text:span><text:span text:style-name="T20_140"><text:s/></text:span><text:span text:style-name="T20_141">el</text:span><text:span text:style-name="T20_142"><text:s/></text:span><text:span text:style-name="T20_143">sistema</text:span><text:span text:style-name="T20_144">,<text:s/></text:span><text:span text:style-name="T20_145">como</text:span><text:span text:style-name="T20_146"><text:s/></text:span><text:span text:style-name="T20_147">por</text:span><text:span text:style-name="T20_148"><text:s/></text:span><text:span text:style-name="T20_149">ejemplo</text:span><text:span text:style-name="T20_150"><text:s/></text:span><text:span text:style-name="T20_151">tablas</text:span><text:span text:style-name="T20_152"><text:s/></text:span><text:span text:style-name="T20_153">de</text:span><text:span text:style-name="T20_154"><text:s/></text:span><text:span text:style-name="T20_155">visualización</text:span><text:span text:style-name="T20_156"><text:s/></text:span><text:span text:style-name="T20_157">o</text:span><text:span text:style-name="T20_158"><text:s/></text:span><text:span text:style-name="T20_159">flujo</text:span><text:span text:style-name="T20_160"><text:s/></text:span><text:span text:style-name="T20_161">de</text:span><text:span text:style-name="T20_162"><text:s/></text:span><text:span text:style-name="T20_163">navegación</text:span><text:span text:style-name="T20_164">.<text:s/></text:span><text:span text:style-name="T20_165">Poder</text:span><text:span text:style-name="T20_166"><text:s/></text:span><text:span text:style-name="T20_167">definir</text:span><text:span text:style-name="T20_168"><text:s/></text:span><text:span text:style-name="T20_169">estas</text:span><text:span text:style-name="T20_170"><text:s/></text:span><text:span text:style-name="T20_171">cuestiones</text:span><text:span text:style-name="T20_172"><text:s/></text:span><text:span text:style-name="T20_173">en</text:span><text:span text:style-name="T20_174"><text:s/></text:span><text:span text:style-name="T20_175">un</text:span><text:span text:style-name="T20_176"><text:s/></text:span><text:span text:style-name="T20_177">solo</text:span><text:span text:style-name="T20_178"><text:s/></text:span><text:span text:style-name="T20_179">lugar</text:span><text:span text:style-name="T20_180"><text:s/></text:span><text:span text:style-name="T20_181">es</text:span><text:span text:style-name="T20_182"><text:s/></text:span><text:span text:style-name="T20_183">una</text:span><text:span text:style-name="T20_184"><text:s/></text:span><text:span text:style-name="T20_185">gran</text:span><text:span text:style-name="T20_186"><text:s/></text:span><text:span text:style-name="T20_187">ventaja</text:span><text:span text:style-name="T20_188">.</text:span></text:p>
      <text:h text:style-name="P21"><text:bookmark-start text:name="h.6vvvqrepzvc4"/><text:bookmark-end text:name="h.6vvvqrepzvc4"/><text:span text:style-name="T21_1">4.2<text:s/></text:span><text:span text:style-name="T21_2">Capa</text:span><text:span text:style-name="T21_3"><text:s/></text:span><text:span text:style-name="T21_4">de</text:span><text:span text:style-name="T21_5"><text:s/></text:span><text:span text:style-name="T21_6">negocio</text:span></text:h>
      <text:p text:style-name="P22"><text:span text:style-name="T22_1">Se</text:span><text:span text:style-name="T22_2"><text:s/></text:span><text:span text:style-name="T22_3">utilizarán</text:span><text:span text:style-name="T22_4"><text:s/></text:span><text:span text:style-name="T22_5">objetos</text:span><text:span text:style-name="T22_6"><text:s/></text:span><text:span text:style-name="T22_7">Java</text:span><text:span text:style-name="T22_8"><text:s/></text:span><text:span text:style-name="T22_9">planos</text:span><text:span text:style-name="T22_10"><text:s/></text:span><text:span text:style-name="T22_11">para</text:span><text:span text:style-name="T22_12"><text:s/></text:span><text:span text:style-name="T22_13">modelar</text:span><text:span text:style-name="T22_14"><text:s/></text:span><text:span text:style-name="T22_15">el</text:span><text:span text:style-name="T22_16"><text:s/></text:span><text:span text:style-name="T22_17">dominio</text:span><text:span text:style-name="T22_18">.</text:span></text:p>
      <text:h text:style-name="P23"><text:bookmark-start text:name="h.cajke7c9ikes"/><text:bookmark-end text:name="h.cajke7c9ikes"/><text:span text:style-name="T23_1">4.3<text:s/></text:span><text:span text:style-name="T23_2">Capa</text:span><text:span text:style-name="T23_3"><text:s/></text:span><text:span text:style-name="T23_4">de</text:span><text:span text:style-name="T23_5"><text:s/></text:span><text:span text:style-name="T23_6">acceso</text:span><text:span text:style-name="T23_7"><text:s/></text:span><text:span text:style-name="T23_8">a</text:span><text:span text:style-name="T23_9"><text:s/></text:span><text:span text:style-name="T23_10">datos</text:span></text:h>
      <text:p text:style-name="P24"><text:span text:style-name="T24_1">La</text:span><text:span text:style-name="T24_2"><text:s/></text:span><text:span text:style-name="T24_3">herramienta</text:span><text:span text:style-name="T24_4"><text:s/></text:span><text:span text:style-name="T24_5">elegida</text:span><text:span text:style-name="T24_6"><text:s/></text:span><text:span text:style-name="T24_7">fue</text:span><text:span text:style-name="T24_8"><text:s/></text:span><text:span text:style-name="T24_9">Hibernate</text:span><text:span text:style-name="T24_10">,<text:s/></text:span><text:span text:style-name="T24_11">en</text:span><text:span text:style-name="T24_12"><text:s/></text:span><text:span text:style-name="T24_13">su</text:span><text:span text:style-name="T24_14"><text:s/></text:span><text:span text:style-name="T24_15">versión</text:span><text:span text:style-name="T24_16"><text:s/>3.6.4,<text:s/></text:span><text:span text:style-name="T24_17">para</text:span><text:span text:style-name="T24_18"><text:s/></text:span><text:span text:style-name="T24_19">representar</text:span><text:span text:style-name="T24_20"><text:s/></text:span><text:span text:style-name="T24_21">el</text:span><text:span text:style-name="T24_22"><text:s/></text:span><text:span text:style-name="T24_23">acceso</text:span><text:span text:style-name="T24_24"><text:s/></text:span><text:span text:style-name="T24_25">a</text:span><text:span text:style-name="T24_26"><text:s/></text:span><text:span text:style-name="T24_27">la</text:span><text:span text:style-name="T24_28"><text:s/></text:span><text:span text:style-name="T24_29">persistencia</text:span><text:span text:style-name="T24_30">.<text:s/></text:span><text:span text:style-name="T24_31">Fue</text:span><text:span text:style-name="T24_32"><text:s/></text:span><text:span text:style-name="T24_33">elegido</text:span><text:span text:style-name="T24_34"><text:s/></text:span><text:span text:style-name="T24_35">por</text:span><text:span text:style-name="T24_36"><text:s/></text:span><text:span text:style-name="T24_37">ser</text:span><text:span text:style-name="T24_38"><text:s/></text:span><text:span text:style-name="T24_39">el</text:span><text:span text:style-name="T24_40"><text:s/></text:span><text:span text:style-name="T24_41">framework</text:span><text:span text:style-name="T24_42"><text:s/></text:span><text:span text:style-name="T24_43">más</text:span><text:span text:style-name="T24_44"><text:s/></text:span><text:span text:style-name="T24_45">sólido</text:span><text:span text:style-name="T24_46"><text:s/></text:span><text:span text:style-name="T24_47">y</text:span><text:span text:style-name="T24_48"><text:s/></text:span><text:span text:style-name="T24_49">estable</text:span><text:span text:style-name="T24_50"><text:s/></text:span><text:span text:style-name="T24_51">que</text:span><text:span text:style-name="T24_52"><text:s/></text:span><text:span text:style-name="T24_53">existe</text:span><text:span text:style-name="T24_54"><text:s/></text:span><text:span text:style-name="T24_55">del</text:span><text:span text:style-name="T24_56"><text:s/></text:span><text:span text:style-name="T24_57">estilo</text:span><text:span text:style-name="T24_58"><text:s/></text:span><text:span text:style-name="T24_59">en</text:span><text:span text:style-name="T24_60"><text:s/></text:span><text:span text:style-name="T24_61">este</text:span><text:span text:style-name="T24_62"><text:s/></text:span><text:span text:style-name="T24_63">momento</text:span><text:span text:style-name="T24_64">.</text:span></text:p>
      <text:h text:style-name="P25"><text:bookmark-start text:name="h.t8zvi198tscq"/><text:bookmark-end text:name="h.t8zvi198tscq"/><text:span text:style-name="T25_1">4.3.1<text:s/></text:span><text:span text:style-name="T25_2">Soporte</text:span><text:span text:style-name="T25_3"><text:s/></text:span><text:span text:style-name="T25_4">de</text:span><text:span text:style-name="T25_5"><text:s/></text:span><text:span text:style-name="T25_6">transacciones</text:span></text:h>
      <text:p text:style-name="P26"><text:span text:style-name="T26_1">El</text:span><text:span text:style-name="T26_2"><text:s/></text:span><text:span text:style-name="T26_3">sistema</text:span><text:span text:style-name="T26_4"><text:s/></text:span><text:span text:style-name="T26_5">soporta</text:span><text:span text:style-name="T26_6"><text:s/></text:span><text:span text:style-name="T26_7">transacciones</text:span><text:span text:style-name="T26_8"><text:s/></text:span><text:span text:style-name="T26_9">vía</text:span><text:span text:style-name="T26_10"><text:s/></text:span><text:span text:style-name="T26_11">Spring</text:span><text:span text:style-name="T26_12"><text:s/></text:span><text:span text:style-name="T26_13">combinado</text:span><text:span text:style-name="T26_14"><text:s/></text:span><text:span text:style-name="T26_15">con</text:span><text:span text:style-name="T26_16"><text:s/></text:span><text:span text:style-name="T26_17">programación</text:span><text:span text:style-name="T26_18"><text:s/></text:span><text:span text:style-name="T26_19">orientada</text:span><text:span text:style-name="T26_20"><text:s/></text:span><text:span text:style-name="T26_21">a</text:span><text:span text:style-name="T26_22"><text:s/></text:span><text:span text:style-name="T26_23">aspectos</text:span><text:span text:style-name="T26_24"><text:s/>(</text:span><text:span text:style-name="T26_25">AOP</text:span><text:span text:style-name="T26_26">).</text:span></text:p>
      <text:h text:style-name="P27"><text:bookmark-start text:name="h.kweanm5wc671"/><text:bookmark-end text:name="h.kweanm5wc671"/><text:span text:style-name="T27_1">4.4<text:s/></text:span><text:span text:style-name="T27_2">Seguridad</text:span></text:h>
      <text:p text:style-name="P28"><text:span text:style-name="T28_1">A</text:span><text:span text:style-name="T28_2"><text:s/></text:span><text:span text:style-name="T28_3">definir</text:span></text:p>
      <text:h text:style-name="P29"><text:bookmark-start text:name="h.bowxzyfm2w1b"/><text:bookmark-end text:name="h.bowxzyfm2w1b"/><text:span text:style-name="T29_1">4.5<text:s/></text:span><text:span text:style-name="T29_2">Estrategia</text:span><text:span text:style-name="T29_3"><text:s/></text:span><text:span text:style-name="T29_4">de</text:span><text:span text:style-name="T29_5"><text:s/></text:span><text:span text:style-name="T29_6">manejo</text:span><text:span text:style-name="T29_7"><text:s/></text:span><text:span text:style-name="T29_8">de</text:span><text:span text:style-name="T29_9"><text:s/></text:span><text:span text:style-name="T29_10">errores</text:span></text:h>
      <text:p text:style-name="P30"><text:span text:style-name="T30_1">A</text:span><text:span text:style-name="T30_2"><text:s/></text:span><text:span text:style-name="T30_3">definir</text:span></text:p>
      <text:h text:style-name="P31"><text:bookmark-start text:name="h.5whoeb2y2h4o"/><text:bookmark-end text:name="h.5whoeb2y2h4o"/><text:span text:style-name="T31_1">4.6<text:s/></text:span><text:span text:style-name="T31_2">Tratamiento</text:span><text:span text:style-name="T31_3"><text:s/></text:span><text:span text:style-name="T31_4">de</text:span><text:span text:style-name="T31_5"><text:s/></text:span><text:span text:style-name="T31_6">transacciones</text:span></text:h>
      <text:p text:style-name="P32"><text:span text:style-name="T32_1">A</text:span><text:span text:style-name="T32_2"><text:s/></text:span><text:span text:style-name="T32_3">definir</text:span></text:p>
      <text:h text:style-name="P33"><text:bookmark-start text:name="h.p8edf6hr0f3n"/><text:bookmark-end text:name="h.p8edf6hr0f3n"/><text:span text:style-name="T33_1">4.7<text:s/></text:span><text:span text:style-name="T33_2">Logging</text:span><text:span text:style-name="T33_3"><text:s/></text:span><text:span text:style-name="T33_4">general</text:span></text:h>
      <text:p text:style-name="P34"><text:span text:style-name="T34_1">A</text:span><text:span text:style-name="T34_2"><text:s/></text:span><text:span text:style-name="T34_3">definir</text:span></text:p>
      <text:h text:style-name="P35"><text:bookmark-start text:name="h.c7qll6q844f"/><text:bookmark-end text:name="h.c7qll6q844f"/><text:span text:style-name="T35_1">5.<text:s/></text:span><text:span text:style-name="T35_2">Estrategias</text:span><text:span text:style-name="T35_3"><text:s/></text:span><text:span text:style-name="T35_4">de</text:span><text:span text:style-name="T35_5"><text:s/></text:span><text:span text:style-name="T35_6">test</text:span></text:h>
      <text:p text:style-name="P36"><text:span text:style-name="T36_1">Se</text:span><text:span text:style-name="T36_2"><text:s/></text:span><text:span text:style-name="T36_3">realizarán</text:span><text:span text:style-name="T36_4"><text:s/></text:span><text:span text:style-name="T36_5">pruebas</text:span><text:span text:style-name="T36_6"><text:s/></text:span><text:span text:style-name="T36_7">unitarias</text:span><text:span text:style-name="T36_8"><text:s/></text:span><text:span text:style-name="T36_9">del</text:span><text:span text:style-name="T36_10"><text:s/></text:span><text:span text:style-name="T36_11">modelo</text:span><text:span text:style-name="T36_12"><text:s/></text:span><text:span text:style-name="T36_13">de</text:span><text:span text:style-name="T36_14"><text:s/></text:span><text:span text:style-name="T36_15">dominio</text:span><text:span text:style-name="T36_16">,<text:s/></text:span><text:span text:style-name="T36_17">usando</text:span><text:span text:style-name="T36_18"><text:s/></text:span><text:span text:style-name="T36_19">JUnit</text:span><text:span text:style-name="T36_20">.</text:span></text:p>
      <text:h text:style-name="P37"><text:bookmark-start text:name="h.ssk8dvgfxvfo"/><text:bookmark-end text:name="h.ssk8dvgfxvfo"/><text:span text:style-name="T37_1">6.<text:s/></text:span><text:span text:style-name="T37_2">Solución</text:span><text:span text:style-name="T37_3"><text:s/></text:span><text:span text:style-name="T37_4">para</text:span><text:span text:style-name="T37_5"><text:s/></text:span><text:span text:style-name="T37_6">las</text:span><text:span text:style-name="T37_7"><text:s/></text:span><text:span text:style-name="T37_8">funcionalidades</text:span><text:span text:style-name="T37_9"><text:s/></text:span><text:span text:style-name="T37_10">típicas</text:span><text:span text:style-name="T37_11"><text:s/></text:span><text:span text:style-name="T37_12">del</text:span><text:span text:style-name="T37_13"><text:s/></text:span><text:span text:style-name="T37_14">sistema</text:span></text:h>
      <text:p text:style-name="P38"><text:span text:style-name="T38_1">A</text:span><text:span text:style-name="T38_2"><text:s/></text:span><text:span text:style-name="T38_3">definir</text:span></text:p>
      <text:h text:style-name="P39"><text:bookmark-start text:name="h.okszxoldu1sr"/><text:bookmark-end text:name="h.okszxoldu1sr"/><text:span text:style-name="T39_1">6.1<text:s/></text:span><text:span text:style-name="T39_2">Funcionalidad</text:span><text:span text:style-name="T39_3"><text:s/></text:span><text:span text:style-name="T39_4">típica</text:span><text:span text:style-name="T39_5"><text:s/>1:<text:s/>????</text:span></text:h>
      <text:p text:style-name="P40"><text:span text:style-name="T40_1">A</text:span><text:span text:style-name="T40_2"><text:s/></text:span><text:span text:style-name="T40_3">definir</text:span></text:p>
      <text:h text:style-name="P41"><text:bookmark-start text:name="h.np31pn6zo969"/><text:bookmark-end text:name="h.np31pn6zo969"/><text:span text:style-name="T41_1">6.2<text:s/></text:span><text:span text:style-name="T41_2">Funcionalidad</text:span><text:span text:style-name="T41_3"><text:s/></text:span><text:span text:style-name="T41_4">típica</text:span><text:span text:style-name="T41_5"><text:s/>2:<text:s/>????</text:span></text:h>
      <text:p text:style-name="P42"><text:span text:style-name="T42_1">A</text:span><text:span text:style-name="T42_2"><text:s/></text:span><text:span text:style-name="T42_3">definir</text:span></text:p>
      <text:h text:style-name="P43"><text:bookmark-start text:name="h.najln5nssihj"/><text:bookmark-end text:name="h.najln5nssihj"/><text:span text:style-name="T43_1">7.<text:s/></text:span><text:span text:style-name="T43_2">Diseño</text:span><text:span text:style-name="T43_3"><text:s/></text:span><text:span text:style-name="T43_4">del</text:span><text:span text:style-name="T43_5"><text:s/></text:span><text:span text:style-name="T43_6">modelo</text:span></text:h>
      <text:p text:style-name="P44"><text:span text:style-name="T44_1">A</text:span><text:span text:style-name="T44_2"><text:s/></text:span><text:span text:style-name="T44_3">definir</text:span></text:p>
      <text:h text:style-name="P45"><text:bookmark-start text:name="h.qs298rol0x9h"/><text:bookmark-end text:name="h.qs298rol0x9h"/><text:span text:style-name="T45_1">8.<text:s/></text:span><text:span text:style-name="T45_2">Lineamientos</text:span><text:span text:style-name="T45_3"><text:s/></text:span><text:span text:style-name="T45_4">y</text:span><text:span text:style-name="T45_5"><text:s/></text:span><text:span text:style-name="T45_6">estandares</text:span><text:span text:style-name="T45_7"><text:s/></text:span><text:span text:style-name="T45_8">de</text:span><text:span text:style-name="T45_9"><text:s/></text:span><text:span text:style-name="T45_10">codificación</text:span></text:h>
      <text:p text:style-name="P46"><text:span text:style-name="T46_1">A</text:span><text:span text:style-name="T46_2"><text:s/></text:span><text:span text:style-name="T46_3">definir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